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5pt" fo:font-weight="normal" officeooo:rsid="00030291" officeooo:paragraph-rsid="00030291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30291" officeooo:paragraph-rsid="0003029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31410" officeooo:paragraph-rsid="0003141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7037" officeooo:paragraph-rsid="0003703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7pt" fo:font-weight="bold" officeooo:rsid="0002c688" officeooo:paragraph-rsid="0002c688" style:font-size-asian="17pt" style:font-weight-asian="bold" style:font-size-complex="17pt" style:font-weight-complex="bold"/>
    </style:style>
    <style:style style:name="P6" style:family="paragraph" style:parent-style-name="Header">
      <style:text-properties style:font-name="Arial" officeooo:rsid="00037037" officeooo:paragraph-rsid="00037037"/>
    </style:style>
    <style:style style:name="P7" style:family="paragraph" style:parent-style-name="Header">
      <style:paragraph-properties fo:text-align="end" style:justify-single-word="false"/>
      <style:text-properties style:font-name="Arial" officeooo:rsid="00037037" officeooo:paragraph-rsid="00037037"/>
    </style:style>
    <style:style style:name="T1" style:family="text">
      <style:text-properties officeooo:rsid="00031410"/>
    </style:style>
    <style:style style:name="T2" style:family="text">
      <style:text-properties officeooo:rsid="00037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tivo compilación</text:p>
      <text:p text:style-name="P1">Requisitos:</text:p>
      <text:p text:style-name="P2"><text:tab/> <text:s text:c="5"/>- JDK en su versión más actual (<text:a xlink:type="simple" xlink:href="http://www.oracle.com/technetwork/java/javase/downloads/jdk8-downloads-2133151.html?ssSourceSiteId=otnes" text:style-name="Internet_20_link" text:visited-style-name="Visited_20_Internet_20_Link">http://www.oracle.com/technetwork/java/javase/downloads/jdk8-downloads-2133151.html?ssSourceSiteId=otnes</text:a>)</text:p>
      <text:p text:style-name="P2"><text:tab/> <text:s text:c="5"/>- NetBeans 8.2</text:p>
      <text:p text:style-name="P2"/>
      <text:p text:style-name="P1"><text:span text:style-name="T1">Instructivo</text:span>:</text:p>
      <text:p text:style-name="P2"/>
      <text:p text:style-name="P2">1- Abrir NetBeans</text:p>
      <text:p text:style-name="P2">2- <text:span text:style-name="T1">Pestaña: Team → Git → Clone…</text:span></text:p>
      <text:p text:style-name="P3">3- Repository URL : <text:a xlink:type="simple" xlink:href="https://github.com/juanIgnacioLopez/GeneradorLaberinto.git" text:style-name="Internet_20_link" text:visited-style-name="Visited_20_Internet_20_Link">https://github.com/juanIgnacioLopez/GeneradorLaberinto.git</text:a> → Next</text:p>
      <text:p text:style-name="P3">4-Select <text:span text:style-name="T2">R</text:span>emote <text:span text:style-name="T2">B</text:span>ranches → <text:s/>master* → Next</text:p>
      <text:p text:style-name="P3">5- Especificar la ruta en la que clonar el repositorio → Finish</text:p>
      <text:p text:style-name="P4">6- Cuando se nos abra una ventana preguntando si queremos crear un proyecto con el código clonado, le daremos a crear proyecto.</text:p>
      <text:p text:style-name="P4">7-Doble click en el archivo Main.java</text:p>
      <text:p text:style-name="P4">8-F6 para compilar y ejecutar.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37037" officeooo:paragraph-rsid="00037037"/>
    </style:style>
    <style:style style:name="MP2" style:family="paragraph" style:parent-style-name="Header">
      <style:paragraph-properties fo:text-align="end" style:justify-single-word="false"/>
      <style:text-properties style:font-name="Arial" officeooo:rsid="00037037" officeooo:paragraph-rsid="000370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enerador aleatorio de laberintos</text:p>
        <text:p text:style-name="MP2">Juan Ignacio Lopez</text:p>
        <text:p text:style-name="MP2">Angel Man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4:49:14.658491094</meta:creation-date>
    <dc:date>2017-06-21T15:28:03.720825314</dc:date>
    <meta:editing-duration>PT8M6S</meta:editing-duration>
    <meta:editing-cycles>1</meta:editing-cycles>
    <meta:document-statistic meta:table-count="0" meta:image-count="0" meta:object-count="0" meta:page-count="1" meta:paragraph-count="16" meta:word-count="93" meta:character-count="707" meta:non-whitespace-character-count="615"/>
    <meta:generator>LibreOffice/5.1.6.2$Linux_x86 LibreOffice_project/10m0$Build-2</meta:generator>
  </office:meta>
</office:document-meta>
</file>